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30964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30964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4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XXXX</text:span></text:p>
      <text:p text:style-name="P2"><text:span text:style-name="T4">Резко припарковав машину, Павел с серьезным видом быстро направился к вертолету. Его встретили двое высоких людей в черных костюмах. Глаза их прикрывали темные солнцезащитные очки. </text:span></text:p>
      <text:p text:style-name="P2"><text:span text:style-name="T4">–Павел Даниилович, попрошу вас без шуток и фокусов! – сказал один из них, положив руку на кобуру, висящую на поясе. </text:span></text:p>
      <text:p text:style-name="P2"><text:span text:style-name="T4">–Садитесь в вертолет, ноутбук отдайте нам! – добавил второй.</text:span></text:p>
      <text:p text:style-name="P2"><text:span text:style-name="T4">–Ладно, но вам это с рук не сойдет! – прошипел Павел, протягивая сумку и поднимаясь в вертолет. </text:span></text:p>
      <text:p text:style-name="P2"><text:span text:style-name="T4">Сопровождающие его поднялись следом. </text:span></text:p>
      <text:p text:style-name="P2"><text:span text:style-name="T4">–Таковы правила, Павел Даниилович, – сказал один из них, завязывая его глаза. </text:span></text:p>
      <text:p text:style-name="P2"><text:span text:style-name="T4">–Я даже не удивлен! Сколько нам лететь?</text:span></text:p>
      <text:p text:style-name="P2"><text:span text:style-name="T4">–Не задавайте лишних вопросов, Алехин. Вам сообщат обо всем.</text:span></text:p>
      <text:p text:style-name="P2"><text:span text:style-name="T4">Вздохнув, Павел откинулся на спинку кресла, прислушиваясь к шуму лопастей. Через 40 минут Павел ощутил небольшой толчок и осознал, что гул двигателей утихает. </text:span></text:p>
      <text:p text:style-name="P2"><text:span text:style-name="T4">–Прилетели, Алехин, поднимайся и на выход!</text:span></text:p>
      <text:p text:style-name="P2"><text:span text:style-name="T4">–Как я пойду?! Я же ничего не вижу! </text:span></text:p>
      <text:p text:style-name="P2"><text:span text:style-name="T4">–Мы проводим вас. </text:span></text:p>
      <text:p text:style-name="P2"><text:span text:style-name="T4">В одно движение руки Павла оказались скованы наручниками. Он недовольно фыркнул и, ничего не сказав, проследовал за людьми в костюмах с их помощью. Наконец повязка упала с глаз Алехина. Щурясь от яркого света, он осмотрелся. Парень стоял в центре просторной лаборатории круглой формы. Всюду было множество приборов. Сходясь под купол, помещение делилось на ярусы, </text:span><text:soft-page-break/><text:span text:style-name="T4">соединенные мостиками. Максим стоял на одном из них, торжествующе улыбаясь. В другой части лаборатории располагался просторный зал, отделенный от основного помещения титановыми дверьми и каленым стеклом. </text:span></text:p>
      <text:p text:style-name="P2"><text:span text:style-name="T4">–Добро пожаловать, Павел Алехин! – гордо сказал Максим.</text:span></text:p>
      <text:p text:style-name="P2"><text:span text:style-name="T4">–Так и знал, что ты стоишь за всем этим! Что ты задумал?! Зачем все это?!</text:span></text:p>
      <text:p text:style-name="P2"><text:span text:style-name="T4">–Это месть, гений-эгоист! Ты никогда не давал мне показать истинного себя! Всегда был первым! На твоем месте мог быть я!</text:span></text:p>
      <text:p text:style-name="P2"><text:span text:style-name="T4">–О чем ты говоришь, я не понимаю!</text:span></text:p>
      <text:p text:style-name="P2"><text:span text:style-name="T4">–Я всегда был рядом, Алехин. Вечно я был твоим главным конкурентом на любой конференции, тендере, выступлении, защите, где угодно, начиная с колледжа, но всегда ты был на шаг впереди меня, с каждым разом все больше закапывая мой потенциал! </text:span></text:p>
      <text:p text:style-name="P2"><text:span text:style-name="T4">–Так вот, откуда я знаю тебя! Ты тот самый неудачник, одержимый какими-то идеями, которые невозможно осуществить! </text:span></text:p>
      <text:p text:style-name="P2"><text:span text:style-name="T4">–Это в прошлом, Павел! Ты испортил мою жизнь, и я теперь испорчу твою. Ты прошел все мои испытания, ни перед чем не сломился! Поразительно! Однако осталось еще кое-что!</text:span></text:p>
      <text:p text:style-name="P2"><text:span text:style-name="T4">–Что ты задумал, псих?!</text:span></text:p>
      <text:p text:style-name="P2"><text:span text:style-name="T4">–Сыграем теперь по моим правилам в этот раз, умник! Готовьте лазер и несите сюда его ноутбук! – крикнул Максим, нажимая на кнопку на пульте. </text:span></text:p>
      <text:p text:style-name="P2"><text:span text:style-name="T4">В зале со стеклом вспыхнул свет, и перед глазами Павла предстала Даша, прикованная к стене. В это время осветила вспышка света такой же зал и в другом конце лаборатории. Обернувшись, Павел </text:span><text:soft-page-break/><text:span text:style-name="T4">увидел прикованную к стене Юлю. Послышался негромкий монотонный гул работы механизмов и в обоих залах из открывшихся в потолке ниш выдвинулись два небольших размеров устройства, которые постепенно разложились в два компактных лазера, каких прежде Алехин никогда не видел. </text:span></text:p>
      <text:p text:style-name="P2"><text:span text:style-name="T4">–Перед твоими глазами, Павел разработка, которая изменит мир! Я создал протонный дестабилизирующий лазер! Твоя ручка ничто по сравнению с этим!</text:span></text:p>
      <text:p text:style-name="P2"><text:span text:style-name="T4">–Ошибаешься! Это по определению бред и такое невозможно! </text:span></text:p>
      <text:p text:style-name="P2"><text:span text:style-name="T4">–Ну вот это мы и посмотрим, Павел. Посмотрим, что же важнее для тебя! </text:span></text:p>
      <text:p text:style-name="P2"><text:span text:style-name="T4">–Ты, видимо, совсем с катушек слетел!</text:span></text:p>
      <text:p text:style-name="P2"><text:span text:style-name="T4">–Достаточно разговоров! Начнем игру! – торжествующе сказал Максим, нажимая пару кнопок на пульте и открывая ноутбук Алехина. </text:span></text:p>
      <text:p text:style-name="P2"><text:span text:style-name="T4">«Наконец-то! Как же долго я ждал этого момента», – прошептал он. Кольца лазеров начали медленно накаляться, испуская зеленое свечение. Алехин в ужасе посмотрел на Дашу. «Я должен что-то сделать!» – мелькнуло в его голове, однако нужных мыслей не было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37:48.904000000</meta:creation-date>
    <dc:date>2022-05-15T19:38:10.189000000</dc:date>
    <meta:editing-duration>PT21S</meta:editing-duration>
    <meta:editing-cycles>1</meta:editing-cycles>
    <meta:document-statistic meta:table-count="0" meta:image-count="0" meta:object-count="0" meta:page-count="3" meta:paragraph-count="30" meta:word-count="547" meta:character-count="3605" meta:non-whitespace-character-count="3063"/>
    <meta:generator>LibreOffice/7.2.2.2$Windows_X86_64 LibreOffice_project/02b2acce88a210515b4a5bb2e46cbfb63fe97d56</meta:generator>
  </office:meta>
</office:document-meta>
</file>